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beration Sans2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Liberation Sans2"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3" style:family="text">
      <style:text-properties style:font-name="Liberation Sans2" fo:font-size="12pt" style:font-size-asian="12pt" style:font-size-complex="12pt"/>
    </style:style>
    <style:style style:name="T4" style:family="text">
      <style:text-properties style:font-name="Liberation Sans2" fo:font-size="12pt" style:font-name-asian="Liberation Sans1" style:font-size-asian="12pt" style:font-name-complex="Liberation Sans1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161cm" svg:height="0.725cm" svg:x="1cm" svg:y="1.025cm">
          <draw:text-box>
            <text:p><text:span text:style-name="T1">Bought(M,Musk) </text:span><text:span text:style-name="T2">˄ Bought(D,Musk)</text:span></text:p>
          </draw:text-box>
        </draw:frame>
        <draw:frame draw:style-name="gr1" draw:text-style-name="P1" xml:id="id3" draw:id="id3" draw:layer="layout" svg:width="7.157cm" svg:height="0.725cm" svg:x="9.643cm" svg:y="1cm">
          <draw:text-box>
            <text:p><text:span text:style-name="T1">¬Bought(x,Musk) </text:span><text:span text:style-name="T2">˅</text:span><text:span text:style-name="T1"> Bought(x,Pudd)</text:span></text:p>
          </draw:text-box>
        </draw:frame>
        <draw:frame draw:style-name="gr1" draw:text-style-name="P1" xml:id="id2" draw:id="id2" draw:layer="layout" svg:width="7.191cm" svg:height="0.725cm" svg:x="1.309cm" svg:y="3.5cm">
          <draw:text-box>
            <text:p><text:span text:style-name="T1">Bought(M,Musk) </text:span><text:span text:style-name="T2">˄ Bought(M,Pudd)</text:span></text:p>
          </draw:text-box>
        </draw:frame>
        <draw:frame draw:style-name="gr1" draw:text-style-name="P1" xml:id="id5" draw:id="id5" draw:layer="layout" svg:width="7.386cm" svg:height="0.725cm" svg:x="11.015cm" svg:y="3.5cm">
          <draw:text-box>
            <text:p><text:span text:style-name="T1">¬Bought(x,Pudd) </text:span><text:span text:style-name="T2">˅</text:span><text:span text:style-name="T1"> ¬Bought(x,Eggo)</text:span></text:p>
          </draw:text-box>
        </draw:frame>
        <draw:connector draw:style-name="gr2" draw:text-style-name="P2" draw:layer="layout" draw:type="line" svg:x1="4.58cm" svg:y1="1.75cm" svg:x2="4.904cm" svg:y2="3.5cm" draw:start-shape="id1" draw:start-glue-point="2" draw:end-shape="id2" draw:end-glue-point="0" svg:d="M4580 1750l324 1750" svg:viewBox="0 0 325 1751">
          <text:p/>
        </draw:connector>
        <draw:connector draw:style-name="gr2" draw:text-style-name="P2" draw:layer="layout" draw:type="line" svg:x1="13.221cm" svg:y1="1.725cm" svg:x2="4.904cm" svg:y2="3.5cm" draw:start-shape="id3" draw:start-glue-point="2" draw:end-shape="id2" draw:end-glue-point="0" svg:d="M13221 1725l-8317 1775" svg:viewBox="0 0 8318 1776">
          <text:p/>
        </draw:connector>
        <draw:frame draw:style-name="gr1" draw:text-style-name="P1" xml:id="id4" draw:id="id4" draw:layer="layout" svg:width="11.013cm" svg:height="0.725cm" svg:x="1.6cm" svg:y="5.875cm">
          <draw:text-box>
            <text:p><text:span text:style-name="T1">Bought(M,Musk) </text:span><text:span text:style-name="T2">˄ Bought(M,Pudd) ˄ </text:span><text:span text:style-name="T2">¬Bought(M,Eggo)</text:span></text:p>
          </draw:text-box>
        </draw:frame>
        <draw:frame draw:style-name="gr1" draw:text-style-name="P4" xml:id="id7" draw:id="id7" draw:layer="layout" svg:width="11.83cm" svg:height="0.725cm" svg:x="8.8cm" svg:y="6.575cm">
          <draw:text-box>
            <text:p text:style-name="P3"><text:span text:style-name="T3">Bought(M,x) </text:span><text:span text:style-name="T4">˅ </text:span><text:span text:style-name="T3">¬Bought(E,x)) </text:span><text:span text:style-name="T4">˅ </text:span><text:span text:style-name="T3">(Bought(E,x) </text:span><text:span text:style-name="T4">˅ </text:span><text:span text:style-name="T3">¬Bought(M,x)</text:span></text:p>
          </draw:text-box>
        </draw:frame>
        <draw:connector draw:style-name="gr2" draw:text-style-name="P2" draw:layer="layout" draw:type="line" svg:x1="4.904cm" svg:y1="4.225cm" svg:x2="7.106cm" svg:y2="5.875cm" draw:start-shape="id2" draw:start-glue-point="2" draw:end-shape="id4" draw:end-glue-point="0" svg:d="M4904 4225l2202 1650" svg:viewBox="0 0 2203 1651">
          <text:p/>
        </draw:connector>
        <draw:connector draw:style-name="gr2" draw:text-style-name="P2" draw:layer="layout" draw:type="line" svg:x1="14.708cm" svg:y1="4.225cm" svg:x2="7.106cm" svg:y2="5.875cm" draw:start-shape="id5" draw:start-glue-point="2" draw:end-shape="id4" draw:end-glue-point="0" svg:d="M14708 4225l-7602 1650" svg:viewBox="0 0 7603 1651">
          <text:p/>
        </draw:connector>
        <draw:frame draw:style-name="gr1" draw:text-style-name="P1" xml:id="id6" draw:id="id6" draw:layer="layout" svg:width="11.056cm" svg:height="0.725cm" svg:x="3.1cm" svg:y="8.725cm">
          <draw:text-box>
            <text:p text:style-name="P5"><text:span text:style-name="T1">¬Bought(E,Musk) </text:span><text:span text:style-name="T2">˄ ¬Bought(E,Pudd) ˄ Bought(E,Eggo)</text:span></text:p>
          </draw:text-box>
        </draw:frame>
        <draw:connector draw:style-name="gr2" draw:text-style-name="P2" draw:layer="layout" draw:type="line" svg:x1="7.106cm" svg:y1="6.6cm" svg:x2="8.628cm" svg:y2="8.725cm" draw:start-shape="id4" draw:start-glue-point="2" draw:end-shape="id6" svg:d="M7106 6600l1522 2125" svg:viewBox="0 0 1523 2126">
          <text:p/>
        </draw:connector>
        <draw:connector draw:style-name="gr2" draw:text-style-name="P2" draw:layer="layout" draw:type="line" svg:x1="14.715cm" svg:y1="7.3cm" svg:x2="8.628cm" svg:y2="8.725cm" draw:start-shape="id7" draw:start-glue-point="2" draw:end-shape="id6" draw:end-glue-point="0" svg:d="M14715 7300l-6087 1425" svg:viewBox="0 0 6088 1426">
          <text:p/>
        </draw:connector>
        <draw:frame draw:style-name="gr1" draw:text-style-name="P6" draw:layer="layout" svg:width="1.306cm" svg:height="0.645cm" svg:x="4.694cm" svg:y="2.8cm">
          <draw:text-box>
            <text:p><text:span text:style-name="T5">{x/M}</text:span></text:p>
          </draw:text-box>
        </draw:frame>
        <draw:frame draw:style-name="gr1" draw:text-style-name="P6" draw:layer="layout" svg:width="1.306cm" svg:height="0.645cm" svg:x="6.7cm" svg:y="5.2cm">
          <draw:text-box>
            <text:p><text:span text:style-name="T5">{x/M}</text:span></text:p>
          </draw:text-box>
        </draw:frame>
        <draw:frame draw:style-name="gr1" draw:text-style-name="P6" draw:layer="layout" svg:width="4.431cm" svg:height="0.645cm" svg:x="7.8cm" svg:y="7.455cm">
          <draw:text-box>
            <text:p><text:span text:style-name="T5">{x/Musk, x/Pudd, x/Eggo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22:37:00.575000000</meta:creation-date>
    <dc:date>2018-02-17T23:10:53.117000000</dc:date>
    <meta:editing-duration>PT23M37S</meta:editing-duration>
    <meta:editing-cycles>9</meta:editing-cycles>
    <meta:generator>LibreOffice/5.4.3.2$Windows_X86_64 LibreOffice_project/92a7159f7e4af62137622921e809f8546db437e5</meta:generator>
    <meta:document-statistic meta:object-count="16"/>
  </office:meta>
</office:document-meta>
</file>